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4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" style:family="table-cell" style:parent-style-name="Pivot_20_Table_20_Field">
      <style:table-cell-properties fo:border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106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106">
      <style:table-cell-properties fo:border-bottom="none" fo:border-left="0.99pt solid #000000" fo:border-right="none" fo:border-top="none"/>
    </style:style>
    <style:style style:name="ce21" style:family="table-cell" style:parent-style-name="Pivot_20_Table_20_Value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106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106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106"/>
    <style:style style:name="ce25" style:family="table-cell" style:parent-style-name="Pivot_20_Table_20_Value" style:data-style-name="N106">
      <style:table-cell-properties fo:border-bottom="0.99pt solid #000000" fo:border-left="none" fo:border-right="none" fo:border-top="none"/>
    </style:style>
    <style:style style:name="ce2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>
      <style:table-cell-properties fo:border-bottom="0.99pt solid #000000" fo:border-left="none" fo:border-right="none" fo:border-top="none"/>
    </style:style>
    <style:style style:name="ce2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Result" style:data-style-name="N106">
      <style:table-cell-properties fo:border-bottom="2.01pt solid #000000" fo:border-left="0.99pt solid #000000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Value">
      <style:table-cell-properties fo:border-bottom="none" fo:border-left="none" fo:border-right="none" fo:border-top="0.99pt solid #000000"/>
    </style:style>
    <style:style style:name="ce33" style:family="table-cell" style:parent-style-name="Pivot_20_Table_20_Result" style:data-style-name="N106">
      <style:table-cell-properties fo:border-bottom="2.01pt solid #000000" fo:border-left="none" fo:border-right="none" fo:border-top="0.99pt solid #000000"/>
    </style:style>
    <style:style style:name="ce3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5" style:family="table-cell" style:parent-style-name="Pivot_20_Table_20_Value">
      <style:table-cell-properties fo:border-bottom="none" fo:border-left="none" fo:border-right="0.99pt solid #000000" fo:border-top="none"/>
    </style:style>
    <style:style style:name="ce36" style:family="table-cell" style:parent-style-name="Pivot_20_Table_20_Value" style:data-style-name="N106">
      <style:table-cell-properties fo:border-bottom="none" fo:border-left="none" fo:border-right="0.99pt solid #000000" fo:border-top="none"/>
    </style:style>
    <style:style style:name="ce3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8" style:family="table-cell" style:parent-style-name="Pivot_20_Table_20_Value" style:data-style-name="N106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106">
      <style:table-cell-properties fo:border-bottom="0.99pt solid #000000" fo:border-left="none" fo:border-right="0.99pt solid #000000" fo:border-top="none"/>
    </style:style>
    <style:style style:name="ce40" style:family="table-cell" style:parent-style-name="Pivot_20_Table_20_Result" style:data-style-name="N106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Pivot_20_Table_20_Result" style:data-style-name="N106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Pivot_20_Table_20_Result" style:data-style-name="N106">
      <style:table-cell-properties fo:border-bottom="none" fo:border-left="0.99pt solid #000000" fo:border-right="2.01pt solid #000000" fo:border-top="none"/>
    </style:style>
    <style:style style:name="ce45" style:family="table-cell" style:parent-style-name="Pivot_20_Table_20_Result" style:data-style-name="N106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106">
      <style:table-cell-properties fo:border-bottom="2.01pt solid #000000" fo:border-left="0.99pt solid #000000" fo:border-right="2.01pt solid #000000" fo:border-top="0.99pt solid #000000"/>
    </style:style>
    <style:style style:name="ce47" style:family="table-cell" style:parent-style-name="Default" style:data-style-name="N0"/>
    <style:style style:name="ce48" style:family="table-cell" style:parent-style-name="Default" style:data-style-name="N106"/>
    <style:style style:name="ce4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2" style:family="table-cell" style:parent-style-name="Pivot_20_Table_20_Value" style:data-style-name="N106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Pivot_20_Table_20_Value" style:data-style-name="N106">
      <style:table-cell-properties fo:border-bottom="none" fo:border-left="0.99pt solid #000000" fo:border-right="2.01pt solid #000000" fo:border-top="none"/>
    </style:style>
    <style:style style:name="ce54" style:family="table-cell" style:parent-style-name="Pivot_20_Table_20_Value" style:data-style-name="N106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ACTURACIÓN 2011- 2015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FACTURADO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3000" calcext:value-type="currency">
            <text:p>3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46000" calcext:value-type="currency">
            <text:p>46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12000" calcext:value-type="currency">
            <text:p>12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1000" calcext:value-type="currency">
            <text:p>31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5600" calcext:value-type="currency">
            <text:p>65.6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43700" calcext:value-type="currency">
            <text:p>43.7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23800" calcext:value-type="currency">
            <text:p>23.8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17800" calcext:value-type="currency">
            <text:p>17.8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34200" calcext:value-type="currency">
            <text:p>34.2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97000" calcext:value-type="currency">
            <text:p>97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35400" calcext:value-type="currency">
            <text:p>35.4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126800" calcext:value-type="currency">
            <text:p>126.8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26900" calcext:value-type="currency">
            <text:p>26.9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47360" calcext:value-type="currency">
            <text:p>47.36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style-name="ce3" office:value-type="string" calcext:value-type="string">
            <text:p>Cliente 5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82800" calcext:value-type="currency">
            <text:p>82.8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style-name="ce3"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13000" calcext:value-type="currency">
            <text:p>13.0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21560" calcext:value-type="currency">
            <text:p>121.56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96150" calcext:value-type="currency">
            <text:p>96.15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147900" calcext:value-type="currency">
            <text:p>147.9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2000" calcext:value-type="currency">
            <text:p>32.0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7800" calcext:value-type="currency">
            <text:p>57.8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41560" calcext:value-type="currency">
            <text:p>41.56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76700" calcext:value-type="currency">
            <text:p>76.7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67000" calcext:value-type="currency">
            <text:p>167.0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94000" calcext:value-type="currency">
            <text:p>94.0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48400" calcext:value-type="currency">
            <text:p>48.4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3987" calcext:value-type="currency">
            <text:p>33.987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21354" calcext:value-type="currency">
            <text:p>21.354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24536" calcext:value-type="currency">
            <text:p>24.536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89644" calcext:value-type="currency">
            <text:p>89.644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33373" calcext:value-type="currency">
            <text:p>33.37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3679" calcext:value-type="currency">
            <text:p>53.679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42683" calcext:value-type="currency">
            <text:p>42.68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22456" calcext:value-type="currency">
            <text:p>22.456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12678" calcext:value-type="currency">
            <text:p>12.678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5390" calcext:value-type="currency">
            <text:p>65.390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15769" calcext:value-type="currency">
            <text:p>15.769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36739" calcext:value-type="currency">
            <text:p>36.739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57283" calcext:value-type="currency">
            <text:p>57.28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9380" calcext:value-type="currency">
            <text:p>59.380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7943" calcext:value-type="currency">
            <text:p>57.94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8013" calcext:value-type="currency">
            <text:p>68.01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62279" calcext:value-type="currency">
            <text:p>62.279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85987" calcext:value-type="currency">
            <text:p>85.987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4489" calcext:value-type="currency">
            <text:p>64.489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12457" calcext:value-type="currency">
            <text:p>12.457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24569" calcext:value-type="currency">
            <text:p>24.569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98357" calcext:value-type="currency">
            <text:p>98.357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37500" calcext:value-type="currency">
            <text:p>37.500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65335" calcext:value-type="currency">
            <text:p>65.335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21456" calcext:value-type="currency">
            <text:p>21.45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87532" calcext:value-type="currency">
            <text:p>87.532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2457" calcext:value-type="currency">
            <text:p>32.457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98633" calcext:value-type="currency">
            <text:p>98.633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3345" calcext:value-type="currency">
            <text:p>13.345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71245" calcext:value-type="currency">
            <text:p>71.245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3256" calcext:value-type="currency">
            <text:p>53.25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56321" calcext:value-type="currency">
            <text:p>56.321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71245" calcext:value-type="currency">
            <text:p>71.245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3256" calcext:value-type="currency">
            <text:p>53.25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6321" calcext:value-type="currency">
            <text:p>56.321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80500" calcext:value-type="currency">
            <text:p>80.500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76432" calcext:value-type="currency">
            <text:p>76.432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48456" calcext:value-type="currency">
            <text:p>48.45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79432" calcext:value-type="currency">
            <text:p>79.432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6888" calcext:value-type="currency">
            <text:p>36.888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29760" calcext:value-type="currency">
            <text:p>29.76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23657" calcext:value-type="currency">
            <text:p>23.657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126900" calcext:value-type="currency">
            <text:p>126.9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31900" calcext:value-type="currency">
            <text:p>31.9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46789" calcext:value-type="currency">
            <text:p>46.789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1568" calcext:value-type="currency">
            <text:p>51.568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2900" calcext:value-type="currency">
            <text:p>32.9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61970" calcext:value-type="currency">
            <text:p>61.97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33500" calcext:value-type="currency">
            <text:p>133.5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0000" calcext:value-type="currency">
            <text:p>50.0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74000" calcext:value-type="currency">
            <text:p>74.0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42100" calcext:value-type="currency">
            <text:p>42.1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4865" calcext:value-type="currency">
            <text:p>54.865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21900" calcext:value-type="currency">
            <text:p>21.9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31879" calcext:value-type="currency">
            <text:p>131.879 €</text:p>
          </table:table-cell>
        </table:table-row>
      </table:table>
      <table:table table:name="Tabla dinámica_FACTURACIÓN 2011- 2015_2" table:style-name="ta1">
        <table:table-column table:style-name="co1" table:default-cell-style-name="ce8"/>
        <table:table-column table:style-name="co3" table:default-cell-style-name="ce14"/>
        <table:table-column table:style-name="co1" table:default-cell-style-name="ce20"/>
        <table:table-column table:style-name="co1" table:number-columns-repeated="3" table:default-cell-style-name="ce24"/>
        <table:table-column table:style-name="co4" table:default-cell-style-name="ce35"/>
        <table:table-column table:style-name="co5" table:default-cell-style-name="ce44"/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Suma - FACTURADO</text:p>
          </table:table-cell>
          <table:table-cell table:style-name="ce11"/>
          <table:table-cell table:style-name="ce17" office:value-type="string" calcext:value-type="string">
            <text:p>Datos</text:p>
          </table:table-cell>
          <table:table-cell table:style-name="ce30" table:number-columns-repeated="4"/>
          <table:table-cell table:style-name="ce41"/>
        </table:table-row>
        <table:table-row table:style-name="ro1">
          <table:table-cell table:style-name="ce6" office:value-type="string" calcext:value-type="string">
            <text:p>CLIENTE</text:p>
          </table:table-cell>
          <table:table-cell table:style-name="ce12" office:value-type="string" calcext:value-type="string">
            <text:p>AÑO</text:p>
          </table:table-cell>
          <table:table-cell table:style-name="ce18" office:value-type="string" calcext:value-type="string">
            <text:p>Producto 1</text:p>
          </table:table-cell>
          <table:table-cell table:style-name="ce31" office:value-type="string" calcext:value-type="string">
            <text:p>Producto 2</text:p>
          </table:table-cell>
          <table:table-cell table:style-name="ce31" office:value-type="string" calcext:value-type="string">
            <text:p>Producto 3</text:p>
          </table:table-cell>
          <table:table-cell table:style-name="ce31" office:value-type="string" calcext:value-type="string">
            <text:p>Producto 4</text:p>
          </table:table-cell>
          <table:table-cell table:style-name="ce31" office:value-type="string" calcext:value-type="string">
            <text:p>Producto 5</text:p>
          </table:table-cell>
          <table:table-cell table:style-name="ce42" office:value-type="string" calcext:value-type="string">
            <text:p>Total Resultado</text:p>
          </table:table-cell>
        </table:table-row>
        <table:table-row table:style-name="ro1">
          <table:table-cell table:style-name="ce7" office:value-type="string" calcext:value-type="string">
            <text:p>Cliente 1</text:p>
          </table:table-cell>
          <table:table-cell table:style-name="ce13" office:value-type="float" office:value="2011" calcext:value-type="float">
            <text:p>2011</text:p>
          </table:table-cell>
          <table:table-cell table:style-name="ce19" office:value-type="currency" office:currency="EUR" office:value="3000" calcext:value-type="currency">
            <text:p>3.000 €</text:p>
          </table:table-cell>
          <table:table-cell table:style-name="ce23" office:value-type="currency" office:currency="EUR" office:value="46000" calcext:value-type="currency">
            <text:p>46.000 €</text:p>
          </table:table-cell>
          <table:table-cell table:style-name="ce23" office:value-type="currency" office:currency="EUR" office:value="12000" calcext:value-type="currency">
            <text:p>12.000 €</text:p>
          </table:table-cell>
          <table:table-cell table:style-name="ce32"/>
          <table:table-cell table:style-name="ce34"/>
          <table:table-cell table:style-name="ce43" office:value-type="currency" office:currency="EUR" office:value="61000" calcext:value-type="currency">
            <text:p>61.0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currency" office:currency="EUR" office:value="121560" calcext:value-type="currency">
            <text:p>121.560 €</text:p>
          </table:table-cell>
          <table:table-cell office:value-type="currency" office:currency="EUR" office:value="96150" calcext:value-type="currency">
            <text:p>96.150 €</text:p>
          </table:table-cell>
          <table:table-cell office:value-type="currency" office:currency="EUR" office:value="147900" calcext:value-type="currency">
            <text:p>147.900 €</text:p>
          </table:table-cell>
          <table:table-cell office:value-type="currency" office:currency="EUR" office:value="32000" calcext:value-type="currency">
            <text:p>32.000 €</text:p>
          </table:table-cell>
          <table:table-cell/>
          <table:table-cell office:value-type="currency" office:currency="EUR" office:value="397610" calcext:value-type="currency">
            <text:p>397.610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style-name="ce21"/>
          <table:table-cell office:value-type="currency" office:currency="EUR" office:value="33373" calcext:value-type="currency">
            <text:p>33.373 €</text:p>
          </table:table-cell>
          <table:table-cell table:style-name="Pivot_20_Table_20_Value" table:number-columns-repeated="2"/>
          <table:table-cell table:style-name="ce36" office:value-type="currency" office:currency="EUR" office:value="53679" calcext:value-type="currency">
            <text:p>53.679 €</text:p>
          </table:table-cell>
          <table:table-cell office:value-type="currency" office:currency="EUR" office:value="87052" calcext:value-type="currency">
            <text:p>87.052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currency" office:currency="EUR" office:value="64489" calcext:value-type="currency">
            <text:p>64.489 €</text:p>
          </table:table-cell>
          <table:table-cell table:style-name="Pivot_20_Table_20_Value"/>
          <table:table-cell office:value-type="currency" office:currency="EUR" office:value="98357" calcext:value-type="currency">
            <text:p>98.357 €</text:p>
          </table:table-cell>
          <table:table-cell office:value-type="currency" office:currency="EUR" office:value="24569" calcext:value-type="currency">
            <text:p>24.569 €</text:p>
          </table:table-cell>
          <table:table-cell table:style-name="ce36" office:value-type="currency" office:currency="EUR" office:value="12457" calcext:value-type="currency">
            <text:p>12.457 €</text:p>
          </table:table-cell>
          <table:table-cell office:value-type="currency" office:currency="EUR" office:value="199872" calcext:value-type="currency">
            <text:p>199.872 €</text:p>
          </table:table-cell>
        </table:table-row>
        <table:table-row table:style-name="ro1">
          <table:table-cell table:style-name="ce9"/>
          <table:table-cell table:style-name="ce15" office:value-type="float" office:value="2015" calcext:value-type="float">
            <text:p>2015</text:p>
          </table:table-cell>
          <table:table-cell table:style-name="ce22" office:value-type="currency" office:currency="EUR" office:value="31900" calcext:value-type="currency">
            <text:p>31.900 €</text:p>
          </table:table-cell>
          <table:table-cell table:style-name="ce27"/>
          <table:table-cell table:style-name="ce25" office:value-type="currency" office:currency="EUR" office:value="23657" calcext:value-type="currency">
            <text:p>23.657 €</text:p>
          </table:table-cell>
          <table:table-cell table:style-name="ce25" office:value-type="currency" office:currency="EUR" office:value="126900" calcext:value-type="currency">
            <text:p>126.900 €</text:p>
          </table:table-cell>
          <table:table-cell table:style-name="ce37"/>
          <table:table-cell table:style-name="ce45" office:value-type="currency" office:currency="EUR" office:value="182457" calcext:value-type="currency">
            <text:p>182.457 €</text:p>
          </table:table-cell>
        </table:table-row>
        <table:table-row table:style-name="ro1">
          <table:table-cell table:style-name="ce7" office:value-type="string" calcext:value-type="string">
            <text:p>Cliente 2</text:p>
          </table:table-cell>
          <table:table-cell table:style-name="ce13" office:value-type="float" office:value="2011" calcext:value-type="float">
            <text:p>2011</text:p>
          </table:table-cell>
          <table:table-cell table:style-name="ce23" office:value-type="currency" office:currency="EUR" office:value="65600" calcext:value-type="currency">
            <text:p>65.600 €</text:p>
          </table:table-cell>
          <table:table-cell table:style-name="ce32"/>
          <table:table-cell table:style-name="ce23" office:value-type="currency" office:currency="EUR" office:value="43700" calcext:value-type="currency">
            <text:p>43.700 €</text:p>
          </table:table-cell>
          <table:table-cell table:style-name="ce23" office:value-type="currency" office:currency="EUR" office:value="31000" calcext:value-type="currency">
            <text:p>31.000 €</text:p>
          </table:table-cell>
          <table:table-cell table:style-name="ce32"/>
          <table:table-cell table:style-name="ce43" office:value-type="currency" office:currency="EUR" office:value="140300" calcext:value-type="currency">
            <text:p>140.3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style-name="Pivot_20_Table_20_Value" table:number-columns-repeated="2"/>
          <table:table-cell office:value-type="currency" office:currency="EUR" office:value="57800" calcext:value-type="currency">
            <text:p>57.800 €</text:p>
          </table:table-cell>
          <table:table-cell table:style-name="Pivot_20_Table_20_Value" table:number-columns-repeated="2"/>
          <table:table-cell office:value-type="currency" office:currency="EUR" office:value="57800" calcext:value-type="currency">
            <text:p>57.800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style-name="ce24" office:value-type="currency" office:currency="EUR" office:value="42683" calcext:value-type="currency">
            <text:p>42.683 €</text:p>
          </table:table-cell>
          <table:table-cell table:style-name="Pivot_20_Table_20_Value"/>
          <table:table-cell office:value-type="currency" office:currency="EUR" office:value="22456" calcext:value-type="currency">
            <text:p>22.456 €</text:p>
          </table:table-cell>
          <table:table-cell office:value-type="currency" office:currency="EUR" office:value="12678" calcext:value-type="currency">
            <text:p>12.678 €</text:p>
          </table:table-cell>
          <table:table-cell table:style-name="Pivot_20_Table_20_Value"/>
          <table:table-cell office:value-type="currency" office:currency="EUR" office:value="77817" calcext:value-type="currency">
            <text:p>77.817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style-name="Pivot_20_Table_20_Value"/>
          <table:table-cell office:value-type="currency" office:currency="EUR" office:value="37500" calcext:value-type="currency">
            <text:p>37.500 €</text:p>
          </table:table-cell>
          <table:table-cell table:style-name="Pivot_20_Table_20_Value"/>
          <table:table-cell office:value-type="currency" office:currency="EUR" office:value="65335" calcext:value-type="currency">
            <text:p>65.335 €</text:p>
          </table:table-cell>
          <table:table-cell table:style-name="ce24" office:value-type="currency" office:currency="EUR" office:value="21456" calcext:value-type="currency">
            <text:p>21.456 €</text:p>
          </table:table-cell>
          <table:table-cell office:value-type="currency" office:currency="EUR" office:value="124291" calcext:value-type="currency">
            <text:p>124.291 €</text:p>
          </table:table-cell>
        </table:table-row>
        <table:table-row table:style-name="ro1">
          <table:table-cell table:style-name="ce9"/>
          <table:table-cell table:style-name="ce15" office:value-type="float" office:value="2015" calcext:value-type="float">
            <text:p>2015</text:p>
          </table:table-cell>
          <table:table-cell table:style-name="ce25" office:value-type="currency" office:currency="EUR" office:value="133500" calcext:value-type="currency">
            <text:p>133.500 €</text:p>
          </table:table-cell>
          <table:table-cell table:style-name="ce25" office:value-type="currency" office:currency="EUR" office:value="46789" calcext:value-type="currency">
            <text:p>46.789 €</text:p>
          </table:table-cell>
          <table:table-cell table:style-name="ce25" office:value-type="currency" office:currency="EUR" office:value="51568" calcext:value-type="currency">
            <text:p>51.568 €</text:p>
          </table:table-cell>
          <table:table-cell table:style-name="ce25" office:value-type="currency" office:currency="EUR" office:value="32900" calcext:value-type="currency">
            <text:p>32.900 €</text:p>
          </table:table-cell>
          <table:table-cell table:style-name="ce25" office:value-type="currency" office:currency="EUR" office:value="61970" calcext:value-type="currency">
            <text:p>61.970 €</text:p>
          </table:table-cell>
          <table:table-cell table:style-name="ce45" office:value-type="currency" office:currency="EUR" office:value="326727" calcext:value-type="currency">
            <text:p>326.727 €</text:p>
          </table:table-cell>
        </table:table-row>
        <table:table-row table:style-name="ro1">
          <table:table-cell table:style-name="ce7" office:value-type="string" calcext:value-type="string">
            <text:p>Cliente 3</text:p>
          </table:table-cell>
          <table:table-cell table:style-name="ce13" office:value-type="float" office:value="2011" calcext:value-type="float">
            <text:p>2011</text:p>
          </table:table-cell>
          <table:table-cell table:style-name="ce19" office:value-type="currency" office:currency="EUR" office:value="23800" calcext:value-type="currency">
            <text:p>23.800 €</text:p>
          </table:table-cell>
          <table:table-cell table:style-name="ce23" office:value-type="currency" office:currency="EUR" office:value="17800" calcext:value-type="currency">
            <text:p>17.800 €</text:p>
          </table:table-cell>
          <table:table-cell table:style-name="ce23" office:value-type="currency" office:currency="EUR" office:value="34200" calcext:value-type="currency">
            <text:p>34.200 €</text:p>
          </table:table-cell>
          <table:table-cell table:style-name="ce23" office:value-type="currency" office:currency="EUR" office:value="97000" calcext:value-type="currency">
            <text:p>97.000 €</text:p>
          </table:table-cell>
          <table:table-cell table:style-name="ce38" office:value-type="currency" office:currency="EUR" office:value="35400" calcext:value-type="currency">
            <text:p>35.400 €</text:p>
          </table:table-cell>
          <table:table-cell table:style-name="ce43" office:value-type="currency" office:currency="EUR" office:value="208200" calcext:value-type="currency">
            <text:p>208.2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style-name="ce21"/>
          <table:table-cell office:value-type="currency" office:currency="EUR" office:value="41560" calcext:value-type="currency">
            <text:p>41.560 €</text:p>
          </table:table-cell>
          <table:table-cell table:style-name="Pivot_20_Table_20_Value" table:number-columns-repeated="2"/>
          <table:table-cell table:style-name="ce36" office:value-type="currency" office:currency="EUR" office:value="76700" calcext:value-type="currency">
            <text:p>76.700 €</text:p>
          </table:table-cell>
          <table:table-cell office:value-type="currency" office:currency="EUR" office:value="118260" calcext:value-type="currency">
            <text:p>118.260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currency" office:currency="EUR" office:value="65390" calcext:value-type="currency">
            <text:p>65.390 €</text:p>
          </table:table-cell>
          <table:table-cell office:value-type="currency" office:currency="EUR" office:value="15769" calcext:value-type="currency">
            <text:p>15.769 €</text:p>
          </table:table-cell>
          <table:table-cell office:value-type="currency" office:currency="EUR" office:value="36739" calcext:value-type="currency">
            <text:p>36.739 €</text:p>
          </table:table-cell>
          <table:table-cell office:value-type="currency" office:currency="EUR" office:value="57283" calcext:value-type="currency">
            <text:p>57.283 €</text:p>
          </table:table-cell>
          <table:table-cell table:style-name="ce36" office:value-type="currency" office:currency="EUR" office:value="59380" calcext:value-type="currency">
            <text:p>59.380 €</text:p>
          </table:table-cell>
          <table:table-cell office:value-type="currency" office:currency="EUR" office:value="234561" calcext:value-type="currency">
            <text:p>234.561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currency" office:currency="EUR" office:value="100877" calcext:value-type="currency">
            <text:p>100.877 €</text:p>
          </table:table-cell>
          <table:table-cell office:value-type="currency" office:currency="EUR" office:value="98633" calcext:value-type="currency">
            <text:p>98.633 €</text:p>
          </table:table-cell>
          <table:table-cell table:style-name="Pivot_20_Table_20_Value"/>
          <table:table-cell office:value-type="currency" office:currency="EUR" office:value="32457" calcext:value-type="currency">
            <text:p>32.457 €</text:p>
          </table:table-cell>
          <table:table-cell/>
          <table:table-cell office:value-type="currency" office:currency="EUR" office:value="231967" calcext:value-type="currency">
            <text:p>231.967 €</text:p>
          </table:table-cell>
        </table:table-row>
        <table:table-row table:style-name="ro1">
          <table:table-cell table:style-name="ce9"/>
          <table:table-cell table:style-name="ce15" office:value-type="float" office:value="2015" calcext:value-type="float">
            <text:p>2015</text:p>
          </table:table-cell>
          <table:table-cell table:style-name="ce26"/>
          <table:table-cell table:style-name="ce25" office:value-type="currency" office:currency="EUR" office:value="74000" calcext:value-type="currency">
            <text:p>74.000 €</text:p>
          </table:table-cell>
          <table:table-cell table:style-name="ce27" table:number-columns-repeated="2"/>
          <table:table-cell table:style-name="ce39" office:value-type="currency" office:currency="EUR" office:value="50000" calcext:value-type="currency">
            <text:p>50.000 €</text:p>
          </table:table-cell>
          <table:table-cell table:style-name="ce45" office:value-type="currency" office:currency="EUR" office:value="124000" calcext:value-type="currency">
            <text:p>124.000 €</text:p>
          </table:table-cell>
        </table:table-row>
        <table:table-row table:style-name="ro1">
          <table:table-cell table:style-name="ce7" office:value-type="string" calcext:value-type="string">
            <text:p>Cliente 4</text:p>
          </table:table-cell>
          <table:table-cell table:style-name="ce13" office:value-type="float" office:value="2011" calcext:value-type="float">
            <text:p>2011</text:p>
          </table:table-cell>
          <table:table-cell table:style-name="ce23" office:value-type="currency" office:currency="EUR" office:value="26900" calcext:value-type="currency">
            <text:p>26.900 €</text:p>
          </table:table-cell>
          <table:table-cell table:style-name="ce32"/>
          <table:table-cell table:style-name="ce23" office:value-type="currency" office:currency="EUR" office:value="47360" calcext:value-type="currency">
            <text:p>47.360 €</text:p>
          </table:table-cell>
          <table:table-cell table:style-name="ce32"/>
          <table:table-cell table:style-name="ce23" office:value-type="currency" office:currency="EUR" office:value="126800" calcext:value-type="currency">
            <text:p>126.800 €</text:p>
          </table:table-cell>
          <table:table-cell table:style-name="ce43" office:value-type="currency" office:currency="EUR" office:value="201060" calcext:value-type="currency">
            <text:p>201.06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style-name="ce24" office:value-type="currency" office:currency="EUR" office:value="167000" calcext:value-type="currency">
            <text:p>167.000 €</text:p>
          </table:table-cell>
          <table:table-cell office:value-type="currency" office:currency="EUR" office:value="94000" calcext:value-type="currency">
            <text:p>94.000 €</text:p>
          </table:table-cell>
          <table:table-cell office:value-type="currency" office:currency="EUR" office:value="48400" calcext:value-type="currency">
            <text:p>48.400 €</text:p>
          </table:table-cell>
          <table:table-cell office:value-type="currency" office:currency="EUR" office:value="33987" calcext:value-type="currency">
            <text:p>33.987 €</text:p>
          </table:table-cell>
          <table:table-cell table:style-name="ce24" office:value-type="currency" office:currency="EUR" office:value="21354" calcext:value-type="currency">
            <text:p>21.354 €</text:p>
          </table:table-cell>
          <table:table-cell office:value-type="currency" office:currency="EUR" office:value="364741" calcext:value-type="currency">
            <text:p>364.741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style-name="ce24" office:value-type="currency" office:currency="EUR" office:value="68013" calcext:value-type="currency">
            <text:p>68.013 €</text:p>
          </table:table-cell>
          <table:table-cell table:style-name="Pivot_20_Table_20_Value"/>
          <table:table-cell office:value-type="currency" office:currency="EUR" office:value="57943" calcext:value-type="currency">
            <text:p>57.943 €</text:p>
          </table:table-cell>
          <table:table-cell table:style-name="Pivot_20_Table_20_Value" table:number-columns-repeated="2"/>
          <table:table-cell office:value-type="currency" office:currency="EUR" office:value="125956" calcext:value-type="currency">
            <text:p>125.95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style-name="ce24" office:value-type="currency" office:currency="EUR" office:value="56321" calcext:value-type="currency">
            <text:p>56.321 €</text:p>
          </table:table-cell>
          <table:table-cell office:value-type="currency" office:currency="EUR" office:value="80500" calcext:value-type="currency">
            <text:p>80.500 €</text:p>
          </table:table-cell>
          <table:table-cell office:value-type="currency" office:currency="EUR" office:value="109577" calcext:value-type="currency">
            <text:p>109.577 €</text:p>
          </table:table-cell>
          <table:table-cell table:style-name="Pivot_20_Table_20_Value"/>
          <table:table-cell table:style-name="ce24" office:value-type="currency" office:currency="EUR" office:value="195746" calcext:value-type="currency">
            <text:p>195.746 €</text:p>
          </table:table-cell>
          <table:table-cell office:value-type="currency" office:currency="EUR" office:value="442144" calcext:value-type="currency">
            <text:p>442.144 €</text:p>
          </table:table-cell>
        </table:table-row>
        <table:table-row table:style-name="ro1">
          <table:table-cell table:style-name="ce9"/>
          <table:table-cell table:style-name="ce15" office:value-type="float" office:value="2015" calcext:value-type="float">
            <text:p>2015</text:p>
          </table:table-cell>
          <table:table-cell table:style-name="ce27" table:number-columns-repeated="4"/>
          <table:table-cell table:style-name="ce25" office:value-type="currency" office:currency="EUR" office:value="42100" calcext:value-type="currency">
            <text:p>42.100 €</text:p>
          </table:table-cell>
          <table:table-cell table:style-name="ce45" office:value-type="currency" office:currency="EUR" office:value="42100" calcext:value-type="currency">
            <text:p>42.100 €</text:p>
          </table:table-cell>
        </table:table-row>
        <table:table-row table:style-name="ro1">
          <table:table-cell table:style-name="ce7" office:value-type="string" calcext:value-type="string">
            <text:p>Cliente 5</text:p>
          </table:table-cell>
          <table:table-cell table:style-name="ce13" office:value-type="float" office:value="2011" calcext:value-type="float">
            <text:p>2011</text:p>
          </table:table-cell>
          <table:table-cell table:style-name="ce28"/>
          <table:table-cell table:style-name="ce23" office:value-type="currency" office:currency="EUR" office:value="13000" calcext:value-type="currency">
            <text:p>13.000 €</text:p>
          </table:table-cell>
          <table:table-cell table:style-name="ce32"/>
          <table:table-cell table:style-name="ce23" office:value-type="currency" office:currency="EUR" office:value="82800" calcext:value-type="currency">
            <text:p>82.800 €</text:p>
          </table:table-cell>
          <table:table-cell table:style-name="ce34"/>
          <table:table-cell table:style-name="ce43" office:value-type="currency" office:currency="EUR" office:value="95800" calcext:value-type="currency">
            <text:p>95.8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style-name="ce21"/>
          <table:table-cell table:style-name="Pivot_20_Table_20_Value"/>
          <table:table-cell office:value-type="currency" office:currency="EUR" office:value="89644" calcext:value-type="currency">
            <text:p>89.644 €</text:p>
          </table:table-cell>
          <table:table-cell office:value-type="currency" office:currency="EUR" office:value="24536" calcext:value-type="currency">
            <text:p>24.536 €</text:p>
          </table:table-cell>
          <table:table-cell/>
          <table:table-cell office:value-type="currency" office:currency="EUR" office:value="114180" calcext:value-type="currency">
            <text:p>114.180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currency" office:currency="EUR" office:value="85987" calcext:value-type="currency">
            <text:p>85.987 €</text:p>
          </table:table-cell>
          <table:table-cell office:value-type="currency" office:currency="EUR" office:value="62279" calcext:value-type="currency">
            <text:p>62.279 €</text:p>
          </table:table-cell>
          <table:table-cell table:style-name="Pivot_20_Table_20_Value" table:number-columns-repeated="2"/>
          <table:table-cell/>
          <table:table-cell office:value-type="currency" office:currency="EUR" office:value="148266" calcext:value-type="currency">
            <text:p>148.26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currency" office:currency="EUR" office:value="76432" calcext:value-type="currency">
            <text:p>76.432 €</text:p>
          </table:table-cell>
          <table:table-cell office:value-type="currency" office:currency="EUR" office:value="78216" calcext:value-type="currency">
            <text:p>78.216 €</text:p>
          </table:table-cell>
          <table:table-cell office:value-type="currency" office:currency="EUR" office:value="79432" calcext:value-type="currency">
            <text:p>79.432 €</text:p>
          </table:table-cell>
          <table:table-cell office:value-type="currency" office:currency="EUR" office:value="36888" calcext:value-type="currency">
            <text:p>36.888 €</text:p>
          </table:table-cell>
          <table:table-cell/>
          <table:table-cell office:value-type="currency" office:currency="EUR" office:value="270968" calcext:value-type="currency">
            <text:p>270.968 €</text:p>
          </table:table-cell>
        </table:table-row>
        <table:table-row table:style-name="ro1">
          <table:table-cell table:style-name="ce9"/>
          <table:table-cell table:style-name="ce15" office:value-type="float" office:value="2015" calcext:value-type="float">
            <text:p>2015</text:p>
          </table:table-cell>
          <table:table-cell table:style-name="ce22" office:value-type="currency" office:currency="EUR" office:value="131879" calcext:value-type="currency">
            <text:p>131.879 €</text:p>
          </table:table-cell>
          <table:table-cell table:style-name="ce25" office:value-type="currency" office:currency="EUR" office:value="21900" calcext:value-type="currency">
            <text:p>21.900 €</text:p>
          </table:table-cell>
          <table:table-cell table:style-name="ce25" office:value-type="currency" office:currency="EUR" office:value="54865" calcext:value-type="currency">
            <text:p>54.865 €</text:p>
          </table:table-cell>
          <table:table-cell table:style-name="ce27"/>
          <table:table-cell table:style-name="ce37"/>
          <table:table-cell table:style-name="ce45" office:value-type="currency" office:currency="EUR" office:value="208644" calcext:value-type="currency">
            <text:p>208.644 €</text:p>
          </table:table-cell>
        </table:table-row>
        <table:table-row table:style-name="ro1">
          <table:table-cell table:style-name="ce10" office:value-type="string" calcext:value-type="string">
            <text:p>Total Resultado</text:p>
          </table:table-cell>
          <table:table-cell table:style-name="ce16"/>
          <table:table-cell table:style-name="ce29" office:value-type="currency" office:currency="EUR" office:value="1265331" calcext:value-type="currency">
            <text:p>1.265.331 €</text:p>
          </table:table-cell>
          <table:table-cell table:style-name="ce33" office:value-type="currency" office:currency="EUR" office:value="857469" calcext:value-type="currency">
            <text:p>857.469 €</text:p>
          </table:table-cell>
          <table:table-cell table:style-name="ce33" office:value-type="currency" office:currency="EUR" office:value="1015598" calcext:value-type="currency">
            <text:p>1.015.598 €</text:p>
          </table:table-cell>
          <table:table-cell table:style-name="ce33" office:value-type="currency" office:currency="EUR" office:value="690333" calcext:value-type="currency">
            <text:p>690.333 €</text:p>
          </table:table-cell>
          <table:table-cell table:style-name="ce40" office:value-type="currency" office:currency="EUR" office:value="757042" calcext:value-type="currency">
            <text:p>757.042 €</text:p>
          </table:table-cell>
          <table:table-cell table:style-name="ce46" office:value-type="currency" office:currency="EUR" office:value="4585773" calcext:value-type="currency">
            <text:p>4.585.773 €</text:p>
          </table:table-cell>
        </table:table-row>
      </table:table>
      <table:table table:name="Hoja5" table:style-name="ta1">
        <table:table-column table:style-name="co1" table:number-columns-repeated="3" table:default-cell-style-name="ce47"/>
        <table:table-column table:style-name="co1" table:default-cell-style-name="ce48"/>
        <table:table-row table:style-name="ro1">
          <table:table-cell table:style-name="Default" office:value-type="string" calcext:value-type="string">
            <text:p>AÑO</text:p>
          </table:table-cell>
          <table:table-cell table:style-name="Default" office:value-type="string" calcext:value-type="string">
            <text:p>CLIENTE</text:p>
          </table:table-cell>
          <table:table-cell table:style-name="Default" office:value-type="string" calcext:value-type="string">
            <text:p>PRODUCTO</text:p>
          </table:table-cell>
          <table:table-cell table:style-name="Default" office:value-type="string" calcext:value-type="string">
            <text:p>FACTURAD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3000" calcext:value-type="currency">
            <text:p>3.000 €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46000" calcext:value-type="currency">
            <text:p>46.000 €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12000" calcext:value-type="currency">
            <text:p>12.000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21560" calcext:value-type="currency">
            <text:p>121.560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96150" calcext:value-type="currency">
            <text:p>96.150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147900" calcext:value-type="currency">
            <text:p>147.900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2000" calcext:value-type="currency">
            <text:p>32.000 €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33373" calcext:value-type="currency">
            <text:p>33.373 €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3679" calcext:value-type="currency">
            <text:p>53.679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4489" calcext:value-type="currency">
            <text:p>64.489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12457" calcext:value-type="currency">
            <text:p>12.457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24569" calcext:value-type="currency">
            <text:p>24.569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98357" calcext:value-type="currency">
            <text:p>98.357 €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23657" calcext:value-type="currency">
            <text:p>23.657 €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126900" calcext:value-type="currency">
            <text:p>126.900 €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31900" calcext:value-type="currency">
            <text:p>31.900 €</text:p>
          </table:table-cell>
        </table:table-row>
      </table:table>
      <table:table table:name="Hoja6" table:style-name="ta1">
        <table:table-column table:style-name="co1" table:number-columns-repeated="3" table:default-cell-style-name="ce47"/>
        <table:table-column table:style-name="co1" table:default-cell-style-name="ce48"/>
        <table:table-row table:style-name="ro1">
          <table:table-cell table:style-name="Default" office:value-type="string" calcext:value-type="string">
            <text:p>AÑO</text:p>
          </table:table-cell>
          <table:table-cell table:style-name="Default" office:value-type="string" calcext:value-type="string">
            <text:p>CLIENTE</text:p>
          </table:table-cell>
          <table:table-cell table:style-name="Default" office:value-type="string" calcext:value-type="string">
            <text:p>PRODUCTO</text:p>
          </table:table-cell>
          <table:table-cell table:style-name="Default" office:value-type="string" calcext:value-type="string">
            <text:p>FACTURAD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126800" calcext:value-type="currency">
            <text:p>126.800 €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26900" calcext:value-type="currency">
            <text:p>26.900 €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47360" calcext:value-type="currency">
            <text:p>47.360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67000" calcext:value-type="currency">
            <text:p>167.000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94000" calcext:value-type="currency">
            <text:p>94.000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48400" calcext:value-type="currency">
            <text:p>48.400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3987" calcext:value-type="currency">
            <text:p>33.987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21354" calcext:value-type="currency">
            <text:p>21.354 €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7943" calcext:value-type="currency">
            <text:p>57.943 €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8013" calcext:value-type="currency">
            <text:p>68.013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71245" calcext:value-type="currency">
            <text:p>71.245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3256" calcext:value-type="currency">
            <text:p>53.256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56321" calcext:value-type="currency">
            <text:p>56.321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71245" calcext:value-type="currency">
            <text:p>71.245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3256" calcext:value-type="currency">
            <text:p>53.256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6321" calcext:value-type="currency">
            <text:p>56.321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80500" calcext:value-type="currency">
            <text:p>80.500 €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42100" calcext:value-type="currency">
            <text:p>42.100 €</text:p>
          </table:table-cell>
        </table:table-row>
      </table:table>
      <table:table table:name="Tabla dinámica_FACTURACIÓN 2011- 2015_1" table:style-name="ta1">
        <table:table-column table:style-name="co1" table:default-cell-style-name="ce8"/>
        <table:table-column table:style-name="co3" table:default-cell-style-name="ce53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49" office:value-type="string" calcext:value-type="string">
            <text:p>CLIENTE</text:p>
          </table:table-cell>
          <table:table-cell table:style-name="ce51" office:value-type="string" calcext:value-type="string">
            <text:p>Suma - FACTURADO</text:p>
          </table:table-cell>
        </table:table-row>
        <table:table-row table:style-name="ro1">
          <table:table-cell table:style-name="ce7" office:value-type="string" calcext:value-type="string">
            <text:p>Cliente 1</text:p>
          </table:table-cell>
          <table:table-cell table:style-name="ce52" office:value-type="currency" office:currency="EUR" office:value="927991" calcext:value-type="currency">
            <text:p>927.991 €</text:p>
          </table:table-cell>
        </table:table-row>
        <table:table-row table:style-name="ro1">
          <table:table-cell office:value-type="string" calcext:value-type="string">
            <text:p>Cliente 2</text:p>
          </table:table-cell>
          <table:table-cell office:value-type="currency" office:currency="EUR" office:value="726935" calcext:value-type="currency">
            <text:p>726.935 €</text:p>
          </table:table-cell>
        </table:table-row>
        <table:table-row table:style-name="ro1">
          <table:table-cell office:value-type="string" calcext:value-type="string">
            <text:p>Cliente 3</text:p>
          </table:table-cell>
          <table:table-cell office:value-type="currency" office:currency="EUR" office:value="916988" calcext:value-type="currency">
            <text:p>916.988 €</text:p>
          </table:table-cell>
        </table:table-row>
        <table:table-row table:style-name="ro1">
          <table:table-cell office:value-type="string" calcext:value-type="string">
            <text:p>Cliente 4</text:p>
          </table:table-cell>
          <table:table-cell office:value-type="currency" office:currency="EUR" office:value="1176001" calcext:value-type="currency">
            <text:p>1.176.001 €</text:p>
          </table:table-cell>
        </table:table-row>
        <table:table-row table:style-name="ro1">
          <table:table-cell office:value-type="string" calcext:value-type="string">
            <text:p>Cliente 5</text:p>
          </table:table-cell>
          <table:table-cell table:style-name="ce54" office:value-type="currency" office:currency="EUR" office:value="837858" calcext:value-type="currency">
            <text:p>837.858 €</text:p>
          </table:table-cell>
        </table:table-row>
        <table:table-row table:style-name="ro1">
          <table:table-cell table:style-name="ce50" office:value-type="string" calcext:value-type="string">
            <text:p>Total Resultado</text:p>
          </table:table-cell>
          <table:table-cell table:style-name="ce46" office:value-type="currency" office:currency="EUR" office:value="4585773" calcext:value-type="currency">
            <text:p>4.585.773 €</text:p>
          </table:table-cell>
        </table:table-row>
      </table:table>
      <table:table table:name="FACTURACIÓN 2011 - 2015 IDEN CATEGORÍAS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FACTURADO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3000" calcext:value-type="currency">
            <text:p>3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46000" calcext:value-type="currency">
            <text:p>46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12000" calcext:value-type="currency">
            <text:p>12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1000" calcext:value-type="currency">
            <text:p>31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5600" calcext:value-type="currency">
            <text:p>65.6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43700" calcext:value-type="currency">
            <text:p>43.7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23800" calcext:value-type="currency">
            <text:p>23.8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17800" calcext:value-type="currency">
            <text:p>17.8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34200" calcext:value-type="currency">
            <text:p>34.2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97000" calcext:value-type="currency">
            <text:p>97.0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35400" calcext:value-type="currency">
            <text:p>35.4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126800" calcext:value-type="currency">
            <text:p>126.8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26900" calcext:value-type="currency">
            <text:p>26.9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47360" calcext:value-type="currency">
            <text:p>47.36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style-name="ce3" office:value-type="string" calcext:value-type="string">
            <text:p>Cliente 5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82800" calcext:value-type="currency">
            <text:p>82.800 €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style-name="ce3"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13000" calcext:value-type="currency">
            <text:p>13.0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21560" calcext:value-type="currency">
            <text:p>121.56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96150" calcext:value-type="currency">
            <text:p>96.15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147900" calcext:value-type="currency">
            <text:p>147.9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2000" calcext:value-type="currency">
            <text:p>32.0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7800" calcext:value-type="currency">
            <text:p>57.8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41560" calcext:value-type="currency">
            <text:p>41.56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76700" calcext:value-type="currency">
            <text:p>76.7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67000" calcext:value-type="currency">
            <text:p>167.0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94000" calcext:value-type="currency">
            <text:p>94.0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48400" calcext:value-type="currency">
            <text:p>48.400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3987" calcext:value-type="currency">
            <text:p>33.987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21354" calcext:value-type="currency">
            <text:p>21.354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24536" calcext:value-type="currency">
            <text:p>24.536 €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89644" calcext:value-type="currency">
            <text:p>89.644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33373" calcext:value-type="currency">
            <text:p>33.37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3679" calcext:value-type="currency">
            <text:p>53.679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42683" calcext:value-type="currency">
            <text:p>42.68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22456" calcext:value-type="currency">
            <text:p>22.456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12678" calcext:value-type="currency">
            <text:p>12.678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5390" calcext:value-type="currency">
            <text:p>65.390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15769" calcext:value-type="currency">
            <text:p>15.769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36739" calcext:value-type="currency">
            <text:p>36.739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57283" calcext:value-type="currency">
            <text:p>57.28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9380" calcext:value-type="currency">
            <text:p>59.380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7943" calcext:value-type="currency">
            <text:p>57.94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8013" calcext:value-type="currency">
            <text:p>68.013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62279" calcext:value-type="currency">
            <text:p>62.279 €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85987" calcext:value-type="currency">
            <text:p>85.987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64489" calcext:value-type="currency">
            <text:p>64.489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12457" calcext:value-type="currency">
            <text:p>12.457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24569" calcext:value-type="currency">
            <text:p>24.569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98357" calcext:value-type="currency">
            <text:p>98.357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37500" calcext:value-type="currency">
            <text:p>37.500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65335" calcext:value-type="currency">
            <text:p>65.335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21456" calcext:value-type="currency">
            <text:p>21.45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87532" calcext:value-type="currency">
            <text:p>87.532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2457" calcext:value-type="currency">
            <text:p>32.457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98633" calcext:value-type="currency">
            <text:p>98.633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3345" calcext:value-type="currency">
            <text:p>13.345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71245" calcext:value-type="currency">
            <text:p>71.245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3256" calcext:value-type="currency">
            <text:p>53.25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56321" calcext:value-type="currency">
            <text:p>56.321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71245" calcext:value-type="currency">
            <text:p>71.245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3256" calcext:value-type="currency">
            <text:p>53.25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6321" calcext:value-type="currency">
            <text:p>56.321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80500" calcext:value-type="currency">
            <text:p>80.500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76432" calcext:value-type="currency">
            <text:p>76.432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48456" calcext:value-type="currency">
            <text:p>48.456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79432" calcext:value-type="currency">
            <text:p>79.432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6888" calcext:value-type="currency">
            <text:p>36.888 €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29760" calcext:value-type="currency">
            <text:p>29.76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23657" calcext:value-type="currency">
            <text:p>23.657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126900" calcext:value-type="currency">
            <text:p>126.9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1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31900" calcext:value-type="currency">
            <text:p>31.9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46789" calcext:value-type="currency">
            <text:p>46.789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1568" calcext:value-type="currency">
            <text:p>51.568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4</text:p>
          </table:table-cell>
          <table:table-cell office:value-type="currency" office:currency="EUR" office:value="32900" calcext:value-type="currency">
            <text:p>32.9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61970" calcext:value-type="currency">
            <text:p>61.97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2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33500" calcext:value-type="currency">
            <text:p>133.5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50000" calcext:value-type="currency">
            <text:p>50.0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3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74000" calcext:value-type="currency">
            <text:p>74.0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4</text:p>
          </table:table-cell>
          <table:table-cell office:value-type="string" calcext:value-type="string">
            <text:p>Producto 5</text:p>
          </table:table-cell>
          <table:table-cell office:value-type="currency" office:currency="EUR" office:value="42100" calcext:value-type="currency">
            <text:p>42.1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3</text:p>
          </table:table-cell>
          <table:table-cell office:value-type="currency" office:currency="EUR" office:value="54865" calcext:value-type="currency">
            <text:p>54.865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2</text:p>
          </table:table-cell>
          <table:table-cell office:value-type="currency" office:currency="EUR" office:value="21900" calcext:value-type="currency">
            <text:p>21.900 €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liente 5</text:p>
          </table:table-cell>
          <table:table-cell office:value-type="string" calcext:value-type="string">
            <text:p>Producto 1</text:p>
          </table:table-cell>
          <table:table-cell office:value-type="currency" office:currency="EUR" office:value="131879" calcext:value-type="currency">
            <text:p>131.879 €</text:p>
          </table:table-cell>
        </table:table-row>
      </table:table>
      <table:table table:name="Tabla dinámica_FACTURACIÓN 2011 - 2015 IDEN CATEGORÍAS_1" table:style-name="ta1">
        <table:table-column table:style-name="co1" table:default-cell-style-name="ce8"/>
        <table:table-column table:style-name="co1" table:default-cell-style-name="ce53"/>
        <table:table-row table:style-name="ro1">
          <table:table-cell table:style-name="ce49" office:value-type="string" calcext:value-type="string">
            <text:p>AÑO</text:p>
          </table:table-cell>
          <table:table-cell table:style-name="ce51" office:value-type="string" calcext:value-type="string">
            <text:p>Suma - FACTURADO</text:p>
          </table:table-cell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52" office:value-type="currency" office:currency="EUR" office:value="706360" calcext:value-type="currency">
            <text:p>706.360 €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currency" office:currency="EUR" office:value="1052591" calcext:value-type="currency">
            <text:p>1.052.591 €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currency" office:currency="EUR" office:value="673652" calcext:value-type="currency">
            <text:p>673.652 €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currency" office:currency="EUR" office:value="1269242" calcext:value-type="currency">
            <text:p>1.269.242 €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4" office:value-type="currency" office:currency="EUR" office:value="883928" calcext:value-type="currency">
            <text:p>883.928 €</text:p>
          </table:table-cell>
        </table:table-row>
        <table:table-row table:style-name="ro1">
          <table:table-cell table:style-name="ce50" office:value-type="string" calcext:value-type="string">
            <text:p>Total Resultado</text:p>
          </table:table-cell>
          <table:table-cell table:style-name="ce46" office:value-type="currency" office:currency="EUR" office:value="4585773" calcext:value-type="currency">
            <text:p>4.585.773 €</text:p>
          </table:table-cell>
        </table:table-row>
      </table:table>
      <table:named-expressions/>
      <table:database-ranges>
        <table:database-range table:name="__Anonymous_Sheet_DB__0" table:target-range-address="'FACTURACIÓN 2011- 2015'.D81:'FACTURACIÓN 2011- 2015'.D82" table:contains-header="false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a dinámica_FACTURACIÓN 2011- 2015_1'.A3:'Tabla dinámica_FACTURACIÓN 2011- 2015_1'.B9" table:buttons="'Tabla dinámica_FACTURACIÓN 2011- 2015_1'.A3" table:show-filter-button="false">
          <table:source-cell-range table:cell-range-address="'FACTURACIÓN 2011- 2015'.B2:'FACTURACIÓN 2011- 2015'.E8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IENTE" table:orientation="row" table:used-hierarchy="0" table:function="auto">
            <table:data-pilot-level table:show-empty="false" calcext:repeat-item-labels="false">
              <table:data-pilot-members>
                <table:data-pilot-member table:name="Cliente 1" table:display="true" table:show-details="true"/>
                <table:data-pilot-member table:name="Cliente 2" table:display="true" table:show-details="true"/>
                <table:data-pilot-member table:name="Cliente 3" table:display="true" table:show-details="true"/>
                <table:data-pilot-member table:name="Cliente 4" table:display="true" table:show-details="true"/>
                <table:data-pilot-member table:name="Cliente 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CTURADO" table:orientation="data" table:used-hierarchy="0" table:function="sum">
            <table:data-pilot-level table:show-empty="false" calcext:repeat-item-labels="false">
              <table:data-pilot-members>
                <table:data-pilot-member table:name="3.000 €" table:display="true" table:show-details="true"/>
                <table:data-pilot-member table:name="12.000 €" table:display="true" table:show-details="true"/>
                <table:data-pilot-member table:name="12.457 €" table:display="true" table:show-details="true"/>
                <table:data-pilot-member table:name="12.678 €" table:display="true" table:show-details="true"/>
                <table:data-pilot-member table:name="13.000 €" table:display="true" table:show-details="true"/>
                <table:data-pilot-member table:name="13.345 €" table:display="true" table:show-details="true"/>
                <table:data-pilot-member table:name="15.769 €" table:display="true" table:show-details="true"/>
                <table:data-pilot-member table:name="17.800 €" table:display="true" table:show-details="true"/>
                <table:data-pilot-member table:name="21.354 €" table:display="true" table:show-details="true"/>
                <table:data-pilot-member table:name="21.456 €" table:display="true" table:show-details="true"/>
                <table:data-pilot-member table:name="21.900 €" table:display="true" table:show-details="true"/>
                <table:data-pilot-member table:name="22.456 €" table:display="true" table:show-details="true"/>
                <table:data-pilot-member table:name="23.657 €" table:display="true" table:show-details="true"/>
                <table:data-pilot-member table:name="23.800 €" table:display="true" table:show-details="true"/>
                <table:data-pilot-member table:name="24.536 €" table:display="true" table:show-details="true"/>
                <table:data-pilot-member table:name="24.569 €" table:display="true" table:show-details="true"/>
                <table:data-pilot-member table:name="26.900 €" table:display="true" table:show-details="true"/>
                <table:data-pilot-member table:name="29.760 €" table:display="true" table:show-details="true"/>
                <table:data-pilot-member table:name="31.000 €" table:display="true" table:show-details="true"/>
                <table:data-pilot-member table:name="31.900 €" table:display="true" table:show-details="true"/>
                <table:data-pilot-member table:name="32.000 €" table:display="true" table:show-details="true"/>
                <table:data-pilot-member table:name="32.457 €" table:display="true" table:show-details="true"/>
                <table:data-pilot-member table:name="32.900 €" table:display="true" table:show-details="true"/>
                <table:data-pilot-member table:name="33.373 €" table:display="true" table:show-details="true"/>
                <table:data-pilot-member table:name="33.987 €" table:display="true" table:show-details="true"/>
                <table:data-pilot-member table:name="34.200 €" table:display="true" table:show-details="true"/>
                <table:data-pilot-member table:name="35.400 €" table:display="true" table:show-details="true"/>
                <table:data-pilot-member table:name="36.739 €" table:display="true" table:show-details="true"/>
                <table:data-pilot-member table:name="36.888 €" table:display="true" table:show-details="true"/>
                <table:data-pilot-member table:name="37.500 €" table:display="true" table:show-details="true"/>
                <table:data-pilot-member table:name="41.560 €" table:display="true" table:show-details="true"/>
                <table:data-pilot-member table:name="42.100 €" table:display="true" table:show-details="true"/>
                <table:data-pilot-member table:name="42.683 €" table:display="true" table:show-details="true"/>
                <table:data-pilot-member table:name="43.700 €" table:display="true" table:show-details="true"/>
                <table:data-pilot-member table:name="46.000 €" table:display="true" table:show-details="true"/>
                <table:data-pilot-member table:name="46.789 €" table:display="true" table:show-details="true"/>
                <table:data-pilot-member table:name="47.360 €" table:display="true" table:show-details="true"/>
                <table:data-pilot-member table:name="48.400 €" table:display="true" table:show-details="true"/>
                <table:data-pilot-member table:name="48.456 €" table:display="true" table:show-details="true"/>
                <table:data-pilot-member table:name="50.000 €" table:display="true" table:show-details="true"/>
                <table:data-pilot-member table:name="51.568 €" table:display="true" table:show-details="true"/>
                <table:data-pilot-member table:name="53.256 €" table:display="true" table:show-details="true"/>
                <table:data-pilot-member table:name="53.679 €" table:display="true" table:show-details="true"/>
                <table:data-pilot-member table:name="54.865 €" table:display="true" table:show-details="true"/>
                <table:data-pilot-member table:name="56.321 €" table:display="true" table:show-details="true"/>
                <table:data-pilot-member table:name="57.283 €" table:display="true" table:show-details="true"/>
                <table:data-pilot-member table:name="57.800 €" table:display="true" table:show-details="true"/>
                <table:data-pilot-member table:name="57.943 €" table:display="true" table:show-details="true"/>
                <table:data-pilot-member table:name="59.380 €" table:display="true" table:show-details="true"/>
                <table:data-pilot-member table:name="61.970 €" table:display="true" table:show-details="true"/>
                <table:data-pilot-member table:name="62.279 €" table:display="true" table:show-details="true"/>
                <table:data-pilot-member table:name="64.489 €" table:display="true" table:show-details="true"/>
                <table:data-pilot-member table:name="65.335 €" table:display="true" table:show-details="true"/>
                <table:data-pilot-member table:name="65.390 €" table:display="true" table:show-details="true"/>
                <table:data-pilot-member table:name="65.600 €" table:display="true" table:show-details="true"/>
                <table:data-pilot-member table:name="68.013 €" table:display="true" table:show-details="true"/>
                <table:data-pilot-member table:name="71.245 €" table:display="true" table:show-details="true"/>
                <table:data-pilot-member table:name="74.000 €" table:display="true" table:show-details="true"/>
                <table:data-pilot-member table:name="76.432 €" table:display="true" table:show-details="true"/>
                <table:data-pilot-member table:name="76.700 €" table:display="true" table:show-details="true"/>
                <table:data-pilot-member table:name="79.432 €" table:display="true" table:show-details="true"/>
                <table:data-pilot-member table:name="80.500 €" table:display="true" table:show-details="true"/>
                <table:data-pilot-member table:name="82.800 €" table:display="true" table:show-details="true"/>
                <table:data-pilot-member table:name="85.987 €" table:display="true" table:show-details="true"/>
                <table:data-pilot-member table:name="87.532 €" table:display="true" table:show-details="true"/>
                <table:data-pilot-member table:name="89.644 €" table:display="true" table:show-details="true"/>
                <table:data-pilot-member table:name="94.000 €" table:display="true" table:show-details="true"/>
                <table:data-pilot-member table:name="96.150 €" table:display="true" table:show-details="true"/>
                <table:data-pilot-member table:name="97.000 €" table:display="true" table:show-details="true"/>
                <table:data-pilot-member table:name="98.357 €" table:display="true" table:show-details="true"/>
                <table:data-pilot-member table:name="98.633 €" table:display="true" table:show-details="true"/>
                <table:data-pilot-member table:name="121.560 €" table:display="true" table:show-details="true"/>
                <table:data-pilot-member table:name="126.800 €" table:display="true" table:show-details="true"/>
                <table:data-pilot-member table:name="126.900 €" table:display="true" table:show-details="true"/>
                <table:data-pilot-member table:name="131.879 €" table:display="true" table:show-details="true"/>
                <table:data-pilot-member table:name="133.500 €" table:display="true" table:show-details="true"/>
                <table:data-pilot-member table:name="147.900 €" table:display="true" table:show-details="true"/>
                <table:data-pilot-member table:name="167.0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FACTURACIÓN 2011 - 2015 IDEN CATEGORÍAS_1'.A1:'Tabla dinámica_FACTURACIÓN 2011 - 2015 IDEN CATEGORÍAS_1'.B7" table:buttons="'Tabla dinámica_FACTURACIÓN 2011 - 2015 IDEN CATEGORÍAS_1'.A1" table:identify-categories="true" table:show-filter-button="false" table:drill-down-on-double-click="false">
          <table:source-cell-range table:cell-range-address="'FACTURACIÓN 2011 - 2015 IDEN CATEGORÍAS'.B2:'FACTURACIÓN 2011 - 2015 IDEN CATEGORÍAS'.E8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CTURADO" table:orientation="data" table:used-hierarchy="0" table:function="sum">
            <table:data-pilot-level table:show-empty="false" calcext:repeat-item-labels="false">
              <table:data-pilot-members>
                <table:data-pilot-member table:name="3.000 €" table:display="true" table:show-details="true"/>
                <table:data-pilot-member table:name="12.000 €" table:display="true" table:show-details="true"/>
                <table:data-pilot-member table:name="12.457 €" table:display="true" table:show-details="true"/>
                <table:data-pilot-member table:name="12.678 €" table:display="true" table:show-details="true"/>
                <table:data-pilot-member table:name="13.000 €" table:display="true" table:show-details="true"/>
                <table:data-pilot-member table:name="13.345 €" table:display="true" table:show-details="true"/>
                <table:data-pilot-member table:name="15.769 €" table:display="true" table:show-details="true"/>
                <table:data-pilot-member table:name="17.800 €" table:display="true" table:show-details="true"/>
                <table:data-pilot-member table:name="21.354 €" table:display="true" table:show-details="true"/>
                <table:data-pilot-member table:name="21.456 €" table:display="true" table:show-details="true"/>
                <table:data-pilot-member table:name="21.900 €" table:display="true" table:show-details="true"/>
                <table:data-pilot-member table:name="22.456 €" table:display="true" table:show-details="true"/>
                <table:data-pilot-member table:name="23.657 €" table:display="true" table:show-details="true"/>
                <table:data-pilot-member table:name="23.800 €" table:display="true" table:show-details="true"/>
                <table:data-pilot-member table:name="24.536 €" table:display="true" table:show-details="true"/>
                <table:data-pilot-member table:name="24.569 €" table:display="true" table:show-details="true"/>
                <table:data-pilot-member table:name="26.900 €" table:display="true" table:show-details="true"/>
                <table:data-pilot-member table:name="29.760 €" table:display="true" table:show-details="true"/>
                <table:data-pilot-member table:name="31.000 €" table:display="true" table:show-details="true"/>
                <table:data-pilot-member table:name="31.900 €" table:display="true" table:show-details="true"/>
                <table:data-pilot-member table:name="32.000 €" table:display="true" table:show-details="true"/>
                <table:data-pilot-member table:name="32.457 €" table:display="true" table:show-details="true"/>
                <table:data-pilot-member table:name="32.900 €" table:display="true" table:show-details="true"/>
                <table:data-pilot-member table:name="33.373 €" table:display="true" table:show-details="true"/>
                <table:data-pilot-member table:name="33.987 €" table:display="true" table:show-details="true"/>
                <table:data-pilot-member table:name="34.200 €" table:display="true" table:show-details="true"/>
                <table:data-pilot-member table:name="35.400 €" table:display="true" table:show-details="true"/>
                <table:data-pilot-member table:name="36.739 €" table:display="true" table:show-details="true"/>
                <table:data-pilot-member table:name="36.888 €" table:display="true" table:show-details="true"/>
                <table:data-pilot-member table:name="37.500 €" table:display="true" table:show-details="true"/>
                <table:data-pilot-member table:name="41.560 €" table:display="true" table:show-details="true"/>
                <table:data-pilot-member table:name="42.100 €" table:display="true" table:show-details="true"/>
                <table:data-pilot-member table:name="42.683 €" table:display="true" table:show-details="true"/>
                <table:data-pilot-member table:name="43.700 €" table:display="true" table:show-details="true"/>
                <table:data-pilot-member table:name="46.000 €" table:display="true" table:show-details="true"/>
                <table:data-pilot-member table:name="46.789 €" table:display="true" table:show-details="true"/>
                <table:data-pilot-member table:name="47.360 €" table:display="true" table:show-details="true"/>
                <table:data-pilot-member table:name="48.400 €" table:display="true" table:show-details="true"/>
                <table:data-pilot-member table:name="48.456 €" table:display="true" table:show-details="true"/>
                <table:data-pilot-member table:name="50.000 €" table:display="true" table:show-details="true"/>
                <table:data-pilot-member table:name="51.568 €" table:display="true" table:show-details="true"/>
                <table:data-pilot-member table:name="53.256 €" table:display="true" table:show-details="true"/>
                <table:data-pilot-member table:name="53.679 €" table:display="true" table:show-details="true"/>
                <table:data-pilot-member table:name="54.865 €" table:display="true" table:show-details="true"/>
                <table:data-pilot-member table:name="56.321 €" table:display="true" table:show-details="true"/>
                <table:data-pilot-member table:name="57.283 €" table:display="true" table:show-details="true"/>
                <table:data-pilot-member table:name="57.800 €" table:display="true" table:show-details="true"/>
                <table:data-pilot-member table:name="57.943 €" table:display="true" table:show-details="true"/>
                <table:data-pilot-member table:name="59.380 €" table:display="true" table:show-details="true"/>
                <table:data-pilot-member table:name="61.970 €" table:display="true" table:show-details="true"/>
                <table:data-pilot-member table:name="62.279 €" table:display="true" table:show-details="true"/>
                <table:data-pilot-member table:name="64.489 €" table:display="true" table:show-details="true"/>
                <table:data-pilot-member table:name="65.335 €" table:display="true" table:show-details="true"/>
                <table:data-pilot-member table:name="65.390 €" table:display="true" table:show-details="true"/>
                <table:data-pilot-member table:name="65.600 €" table:display="true" table:show-details="true"/>
                <table:data-pilot-member table:name="68.013 €" table:display="true" table:show-details="true"/>
                <table:data-pilot-member table:name="71.245 €" table:display="true" table:show-details="true"/>
                <table:data-pilot-member table:name="74.000 €" table:display="true" table:show-details="true"/>
                <table:data-pilot-member table:name="76.432 €" table:display="true" table:show-details="true"/>
                <table:data-pilot-member table:name="76.700 €" table:display="true" table:show-details="true"/>
                <table:data-pilot-member table:name="79.432 €" table:display="true" table:show-details="true"/>
                <table:data-pilot-member table:name="80.500 €" table:display="true" table:show-details="true"/>
                <table:data-pilot-member table:name="82.800 €" table:display="true" table:show-details="true"/>
                <table:data-pilot-member table:name="85.987 €" table:display="true" table:show-details="true"/>
                <table:data-pilot-member table:name="87.532 €" table:display="true" table:show-details="true"/>
                <table:data-pilot-member table:name="89.644 €" table:display="true" table:show-details="true"/>
                <table:data-pilot-member table:name="94.000 €" table:display="true" table:show-details="true"/>
                <table:data-pilot-member table:name="96.150 €" table:display="true" table:show-details="true"/>
                <table:data-pilot-member table:name="97.000 €" table:display="true" table:show-details="true"/>
                <table:data-pilot-member table:name="98.357 €" table:display="true" table:show-details="true"/>
                <table:data-pilot-member table:name="98.633 €" table:display="true" table:show-details="true"/>
                <table:data-pilot-member table:name="121.560 €" table:display="true" table:show-details="true"/>
                <table:data-pilot-member table:name="126.800 €" table:display="true" table:show-details="true"/>
                <table:data-pilot-member table:name="126.900 €" table:display="true" table:show-details="true"/>
                <table:data-pilot-member table:name="131.879 €" table:display="true" table:show-details="true"/>
                <table:data-pilot-member table:name="133.500 €" table:display="true" table:show-details="true"/>
                <table:data-pilot-member table:name="147.900 €" table:display="true" table:show-details="true"/>
                <table:data-pilot-member table:name="167.0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dinámica_FACTURACIÓN 2011- 2015_2'.A3:'Tabla dinámica_FACTURACIÓN 2011- 2015_2'.H30" table:buttons="'Tabla dinámica_FACTURACIÓN 2011- 2015_2'.A4 'Tabla dinámica_FACTURACIÓN 2011- 2015_2'.B4 'Tabla dinámica_FACTURACIÓN 2011- 2015_2'.C3" table:show-filter-button="false" table:drill-down-on-double-click="false">
          <table:source-cell-range table:cell-range-address="'FACTURACIÓN 2011- 2015'.B2:'FACTURACIÓN 2011- 2015'.E8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column" table:used-hierarchy="0" table:function="auto">
            <table:data-pilot-level table:show-empty="false" calcext:repeat-item-labels="false">
              <table:data-pilot-members>
                <table:data-pilot-member table:name="Producto 1" table:display="true" table:show-details="true"/>
                <table:data-pilot-member table:name="Producto 2" table:display="true" table:show-details="true"/>
                <table:data-pilot-member table:name="Producto 3" table:display="true" table:show-details="true"/>
                <table:data-pilot-member table:name="Producto 4" table:display="true" table:show-details="true"/>
                <table:data-pilot-member table:name="Producto 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ENTE" table:orientation="row" table:used-hierarchy="0" table:function="auto">
            <table:data-pilot-level table:show-empty="false" calcext:repeat-item-labels="false">
              <table:data-pilot-members>
                <table:data-pilot-member table:name="Cliente 1" table:display="true" table:show-details="true"/>
                <table:data-pilot-member table:name="Cliente 2" table:display="true" table:show-details="true"/>
                <table:data-pilot-member table:name="Cliente 3" table:display="true" table:show-details="true"/>
                <table:data-pilot-member table:name="Cliente 4" table:display="true" table:show-details="true"/>
                <table:data-pilot-member table:name="Cliente 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CTURADO" table:orientation="data" table:used-hierarchy="0" table:function="sum">
            <table:data-pilot-level table:show-empty="false" calcext:repeat-item-labels="false">
              <table:data-pilot-members>
                <table:data-pilot-member table:name="3.000 €" table:display="true" table:show-details="true"/>
                <table:data-pilot-member table:name="12.000 €" table:display="true" table:show-details="true"/>
                <table:data-pilot-member table:name="12.457 €" table:display="true" table:show-details="true"/>
                <table:data-pilot-member table:name="12.678 €" table:display="true" table:show-details="true"/>
                <table:data-pilot-member table:name="13.000 €" table:display="true" table:show-details="true"/>
                <table:data-pilot-member table:name="13.345 €" table:display="true" table:show-details="true"/>
                <table:data-pilot-member table:name="15.769 €" table:display="true" table:show-details="true"/>
                <table:data-pilot-member table:name="17.800 €" table:display="true" table:show-details="true"/>
                <table:data-pilot-member table:name="21.354 €" table:display="true" table:show-details="true"/>
                <table:data-pilot-member table:name="21.456 €" table:display="true" table:show-details="true"/>
                <table:data-pilot-member table:name="21.900 €" table:display="true" table:show-details="true"/>
                <table:data-pilot-member table:name="22.456 €" table:display="true" table:show-details="true"/>
                <table:data-pilot-member table:name="23.657 €" table:display="true" table:show-details="true"/>
                <table:data-pilot-member table:name="23.800 €" table:display="true" table:show-details="true"/>
                <table:data-pilot-member table:name="24.536 €" table:display="true" table:show-details="true"/>
                <table:data-pilot-member table:name="24.569 €" table:display="true" table:show-details="true"/>
                <table:data-pilot-member table:name="26.900 €" table:display="true" table:show-details="true"/>
                <table:data-pilot-member table:name="29.760 €" table:display="true" table:show-details="true"/>
                <table:data-pilot-member table:name="31.000 €" table:display="true" table:show-details="true"/>
                <table:data-pilot-member table:name="31.900 €" table:display="true" table:show-details="true"/>
                <table:data-pilot-member table:name="32.000 €" table:display="true" table:show-details="true"/>
                <table:data-pilot-member table:name="32.457 €" table:display="true" table:show-details="true"/>
                <table:data-pilot-member table:name="32.900 €" table:display="true" table:show-details="true"/>
                <table:data-pilot-member table:name="33.373 €" table:display="true" table:show-details="true"/>
                <table:data-pilot-member table:name="33.987 €" table:display="true" table:show-details="true"/>
                <table:data-pilot-member table:name="34.200 €" table:display="true" table:show-details="true"/>
                <table:data-pilot-member table:name="35.400 €" table:display="true" table:show-details="true"/>
                <table:data-pilot-member table:name="36.739 €" table:display="true" table:show-details="true"/>
                <table:data-pilot-member table:name="36.888 €" table:display="true" table:show-details="true"/>
                <table:data-pilot-member table:name="37.500 €" table:display="true" table:show-details="true"/>
                <table:data-pilot-member table:name="41.560 €" table:display="true" table:show-details="true"/>
                <table:data-pilot-member table:name="42.100 €" table:display="true" table:show-details="true"/>
                <table:data-pilot-member table:name="42.683 €" table:display="true" table:show-details="true"/>
                <table:data-pilot-member table:name="43.700 €" table:display="true" table:show-details="true"/>
                <table:data-pilot-member table:name="46.000 €" table:display="true" table:show-details="true"/>
                <table:data-pilot-member table:name="46.789 €" table:display="true" table:show-details="true"/>
                <table:data-pilot-member table:name="47.360 €" table:display="true" table:show-details="true"/>
                <table:data-pilot-member table:name="48.400 €" table:display="true" table:show-details="true"/>
                <table:data-pilot-member table:name="48.456 €" table:display="true" table:show-details="true"/>
                <table:data-pilot-member table:name="50.000 €" table:display="true" table:show-details="true"/>
                <table:data-pilot-member table:name="51.568 €" table:display="true" table:show-details="true"/>
                <table:data-pilot-member table:name="53.256 €" table:display="true" table:show-details="true"/>
                <table:data-pilot-member table:name="53.679 €" table:display="true" table:show-details="true"/>
                <table:data-pilot-member table:name="54.865 €" table:display="true" table:show-details="true"/>
                <table:data-pilot-member table:name="56.321 €" table:display="true" table:show-details="true"/>
                <table:data-pilot-member table:name="57.283 €" table:display="true" table:show-details="true"/>
                <table:data-pilot-member table:name="57.800 €" table:display="true" table:show-details="true"/>
                <table:data-pilot-member table:name="57.943 €" table:display="true" table:show-details="true"/>
                <table:data-pilot-member table:name="59.380 €" table:display="true" table:show-details="true"/>
                <table:data-pilot-member table:name="61.970 €" table:display="true" table:show-details="true"/>
                <table:data-pilot-member table:name="62.279 €" table:display="true" table:show-details="true"/>
                <table:data-pilot-member table:name="64.489 €" table:display="true" table:show-details="true"/>
                <table:data-pilot-member table:name="65.335 €" table:display="true" table:show-details="true"/>
                <table:data-pilot-member table:name="65.390 €" table:display="true" table:show-details="true"/>
                <table:data-pilot-member table:name="65.600 €" table:display="true" table:show-details="true"/>
                <table:data-pilot-member table:name="68.013 €" table:display="true" table:show-details="true"/>
                <table:data-pilot-member table:name="71.245 €" table:display="true" table:show-details="true"/>
                <table:data-pilot-member table:name="74.000 €" table:display="true" table:show-details="true"/>
                <table:data-pilot-member table:name="76.432 €" table:display="true" table:show-details="true"/>
                <table:data-pilot-member table:name="76.700 €" table:display="true" table:show-details="true"/>
                <table:data-pilot-member table:name="79.432 €" table:display="true" table:show-details="true"/>
                <table:data-pilot-member table:name="80.500 €" table:display="true" table:show-details="true"/>
                <table:data-pilot-member table:name="82.800 €" table:display="true" table:show-details="true"/>
                <table:data-pilot-member table:name="85.987 €" table:display="true" table:show-details="true"/>
                <table:data-pilot-member table:name="87.532 €" table:display="true" table:show-details="true"/>
                <table:data-pilot-member table:name="89.644 €" table:display="true" table:show-details="true"/>
                <table:data-pilot-member table:name="94.000 €" table:display="true" table:show-details="true"/>
                <table:data-pilot-member table:name="96.150 €" table:display="true" table:show-details="true"/>
                <table:data-pilot-member table:name="97.000 €" table:display="true" table:show-details="true"/>
                <table:data-pilot-member table:name="98.357 €" table:display="true" table:show-details="true"/>
                <table:data-pilot-member table:name="98.633 €" table:display="true" table:show-details="true"/>
                <table:data-pilot-member table:name="121.560 €" table:display="true" table:show-details="true"/>
                <table:data-pilot-member table:name="126.800 €" table:display="true" table:show-details="true"/>
                <table:data-pilot-member table:name="126.900 €" table:display="true" table:show-details="true"/>
                <table:data-pilot-member table:name="131.879 €" table:display="true" table:show-details="true"/>
                <table:data-pilot-member table:name="133.500 €" table:display="true" table:show-details="true"/>
                <table:data-pilot-member table:name="147.900 €" table:display="true" table:show-details="true"/>
                <table:data-pilot-member table:name="167.0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2:45:13.821559128</meta:creation-date>
    <meta:generator>LibreOffice/7.1.1.2$Linux_X86_64 LibreOffice_project/fe0b08f4af1bacafe4c7ecc87ce55bb426164676</meta:generator>
    <dc:date>2021-03-13T14:02:34.481192595</dc:date>
    <meta:editing-duration>PT46M37S</meta:editing-duration>
    <meta:editing-cycles>10</meta:editing-cycles>
    <meta:document-statistic meta:table-count="7" meta:cell-count="976" meta:object-count="0"/>
  </office:meta>
</office:document-meta>
</file>